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FilePanel.ReportFilePanel( String title , String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FilePanel.ReportFi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FilePanel.setFilenam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FilePanel.ReportFilePanel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FilePanel.actionPerformed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FilePanel.ReportFilePanel( ChangeListener 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FilePanel.fireFile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Fil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FilePanel.enableFil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FilePanel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FilePanel.add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